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9000000263D25A27A.png"/>
  <manifest:file-entry manifest:media-type="image/png" manifest:full-path="Pictures/1000000000000289000000266D13C07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ucida Sans2" svg:font-family="'Lucida Sans'"/>
    <style:font-face style:name="OpenSymbol" svg:font-family="Open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ucida Sans" svg:font-family="'Lucida Sans'" style:font-family-generic="swiss" style:font-pitch="variable"/>
    <style:font-face style:name="Thorndale AMT1" svg:font-family="'Thorndale AMT'" style:font-family-generic="swiss" style:font-pitch="variable"/>
    <style:font-face style:name="Albany AMT1" svg:font-family="'Albany AMT'" style:font-family-generic="system" style:font-pitch="variable"/>
    <style:font-face style:name="Lucida Sans1" svg:font-family="'Lucida Sans'" style:font-family-generic="system" style:font-pitch="variable"/>
  </office:font-face-decls>
  <office:automatic-styles>
    <style:style style:name="P1" style:family="paragraph" style:parent-style-name="Header">
      <style:text-properties style:font-name="Lucida Sans"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color="#3c3c41"/>
    </style:style>
    <style:style style:name="P3" style:family="paragraph" style:parent-style-name="Título-Encabezado">
      <style:paragraph-properties fo:break-before="page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Título-Seccion" style:list-style-name="L1"/>
    <style:style style:name="P6" style:family="paragraph" style:parent-style-name="Título-Seccion" style:list-style-name="L2"/>
    <style:style style:name="P7" style:family="paragraph">
      <style:text-properties fo:color="#ffffff" style:font-name="Lucida Sans" fo:font-size="11pt" fo:font-weight="bold" style:font-size-asian="11pt" style:font-weight-asian="bold" style:font-size-complex="11pt" style:font-weight-complex="bold"/>
    </style:style>
    <style:style style:name="P8" style:family="paragraph">
      <style:paragraph-properties fo:text-align="end"/>
      <style:text-properties fo:color="#ffffff" style:font-name="Lucida Sans" fo:font-size="11pt" fo:font-weight="bold" style:font-size-asian="11pt" style:font-weight-asian="bold" style:font-size-complex="11pt" style:font-weight-complex="bold"/>
    </style:style>
    <style:style style:name="P9" style:family="paragraph">
      <style:paragraph-properties fo:text-align="end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3c3c41" style:font-name="Lucida Sans" fo:font-size="40pt" style:text-underline-style="solid" style:text-underline-width="auto" style:text-underline-color="font-color" style:font-size-asian="40pt" style:font-size-complex="40pt"/>
    </style:style>
    <style:style style:name="P12" style:family="paragraph">
      <style:paragraph-properties fo:text-align="end"/>
      <style:text-properties fo:color="#3c3c41" style:font-name="Lucida Sans" fo:font-weight="bold" style:font-weight-asian="bold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text-align="end"/>
      <style:text-properties fo:color="#5a5a64" style:font-name="Lucida Sans" fo:font-weight="normal" style:font-weight-asian="normal" style:font-weight-complex="normal"/>
    </style:style>
    <style:style style:name="P15" style:family="paragraph">
      <style:paragraph-properties fo:text-align="center"/>
      <style:text-properties fo:color="#1c82b9" style:font-name="Lucida Sans" fo:font-size="28pt" style:font-size-asian="28pt" style:font-size-complex="28pt"/>
    </style:style>
    <style:style style:name="P16" style:family="paragraph">
      <style:paragraph-properties fo:text-align="end"/>
      <style:text-properties fo:color="#ff950e" style:font-name="Lucida Sans"/>
    </style:style>
    <style:style style:name="T1" style:family="text">
      <style:text-properties fo:color="#ffffff" style:font-name="Lucida Sans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3c3c41" style:font-name="Lucida Sans" fo:font-size="40pt" style:font-size-asian="40pt" style:font-size-complex="40pt"/>
    </style:style>
    <style:style style:name="T3" style:family="text">
      <style:text-properties fo:color="#3c3c41" style:font-name="Lucida Sans" fo:font-weight="bold" style:font-weight-asian="bold" style:font-weight-complex="bold"/>
    </style:style>
    <style:style style:name="T4" style:family="text">
      <style:text-properties fo:color="#5a5a64" style:font-name="Lucida Sans" fo:font-weight="normal" style:font-weight-asian="normal" style:font-weight-complex="normal"/>
    </style:style>
    <style:style style:name="T5" style:family="text">
      <style:text-properties fo:color="#1c82b9" style:font-name="Lucida Sans" fo:font-size="28pt" style:font-size-asian="28pt" style:font-size-complex="28pt"/>
    </style:style>
    <style:style style:name="T6" style:family="text">
      <style:text-properties fo:color="#ff950e" style:font-name="Lucida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1c82b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ff95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201in" svg:stroke-color="#cccccd" draw:fill="solid" draw:fill-color="#5a5a64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draw:stroke-dash="Line_20_with_20_Fine_20_Dots" svg:stroke-width="0.0201in" svg:stroke-color="#808080" draw:fill="solid" draw:fill-color="#579d1c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custom-shape text:anchor-type="paragraph" draw:z-index="8" draw:style-name="gr2" svg:width="6.0421in" svg:height="8.6252in" svg:x="0.452in" svg:y="0.3283in"><text:p/><draw:enhanced-geometry svg:viewBox="0 0 21600 21600" draw:path-stretchpoint-x="10800" draw:path-stretchpoint-y="10800" draw:text-areas="?f3 ?f4 ?f5 ?f6" draw:type="round-rectangle" draw:modifiers="484.08228939202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style-name="gr3" svg:width="4.048in" svg:height="3.5315in" svg:x="2.6311in" svg:y="5.6618in"><text:p/><draw:enhanced-geometry svg:viewBox="0 0 21600 21600" draw:path-stretchpoint-x="10800" draw:path-stretchpoint-y="10800" draw:text-areas="?f3 ?f4 ?f5 ?f6" draw:type="round-rectangle" draw:modifiers="1075.1131221719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style-name="gr3" svg:width="4.5835in" svg:height="3.8441in" svg:x="2.2543in" svg:y="5.5161in"><text:p/><draw:enhanced-geometry svg:viewBox="0 0 21600 21600" draw:mirror-horizontal="false" draw:mirror-vertical="false" draw:path-stretchpoint-x="10800" draw:path-stretchpoint-y="10800" draw:text-areas="?f3 ?f4 ?f5 ?f6" draw:type="round-rectangle" draw:modifiers="585.26011560693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style-name="gr4" svg:width="4.3878in" svg:height="3.6776in" svg:x="2.352in" svg:y="5.589in"><text:p/><draw:enhanced-geometry svg:viewBox="0 0 21600 21600" draw:mirror-horizontal="false" draw:mirror-vertical="false" draw:path-stretchpoint-x="10800" draw:path-stretchpoint-y="10800" draw:text-areas="?f3 ?f4 ?f5 ?f6" draw:type="round-rectangle" draw:modifiers="305.89123867069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style-name="gr4" svg:width="5.4378in" svg:height="1.8232in" svg:x="0.0457in" svg:y="1.0992in"><text:p/><draw:enhanced-geometry svg:viewBox="0 0 21600 21600" draw:mirror-horizontal="false" draw:mirror-vertical="false" draw:path-stretchpoint-x="10800" draw:path-stretchpoint-y="10800" draw:text-areas="?f3 ?f4 ?f5 ?f6" draw:type="round-rectangle" draw:modifiers="1075.1131221719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style-name="gr5" draw:text-style-name="P11" svg:width="5.0303in" svg:height="1.6531in" svg:x="0.2563in" svg:y="1.1917in"><text:p text:style-name="P10"><text:span text:style-name="T2">jOurNuit</text:span></text:p><draw:enhanced-geometry svg:viewBox="0 0 21600 21600" draw:path-stretchpoint-x="10800" draw:path-stretchpoint-y="10800" draw:text-areas="?f3 ?f4 ?f5 ?f6" draw:type="round-rectangle" draw:modifiers="1075.1131221719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style-name="gr3" svg:width="5.2189in" svg:height="1.8232in" svg:x="0.1602in" svg:y="1.0992in"><text:p/><draw:enhanced-geometry svg:viewBox="0 0 21600 21600" draw:mirror-horizontal="false" draw:mirror-vertical="false" draw:path-stretchpoint-x="10800" draw:path-stretchpoint-y="10800" draw:text-areas="?f3 ?f4 ?f5 ?f6" draw:type="round-rectangle" draw:modifiers="1075.1131221719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style-name="gr4" svg:width="5.8476in" svg:height="8.4413in" svg:x="0.5445in" svg:y="0.4102in"><text:p/><draw:enhanced-geometry svg:viewBox="0 0 21600 21600" draw:path-stretchpoint-x="10800" draw:path-stretchpoint-y="10800" draw:text-areas="?f3 ?f4 ?f5 ?f6" draw:type="round-rectangle" draw:modifiers="315.49697185607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6" draw:style-name="gr6" draw:text-style-name="P12" svg:width="1.3669in" svg:height="0.2295in" svg:x="2.4in" svg:y="6.5972in"><draw:text-box><text:p text:style-name="P9"><text:span text:style-name="T3">Iteración</text:span></text:p></draw:text-box></draw:frame><draw:frame text:anchor-type="paragraph" draw:z-index="17" draw:style-name="gr6" draw:text-style-name="P14" svg:width="2.6878in" svg:height="0.2295in" svg:x="3.9917in" svg:y="6.5866in"><draw:text-box><text:p text:style-name="P13"><text:span text:style-name="T4">Generalizada</text:span></text:p></draw:text-box></draw:frame><draw:line text:anchor-type="paragraph" draw:z-index="18" draw:style-name="gr7" draw:text-style-name="P10" svg:x1="3.9in" svg:y1="7.3575in" svg:x2="3.9in" svg:y2="8.8677in"><text:p/></draw:line><draw:frame text:anchor-type="paragraph" draw:z-index="19" draw:style-name="gr6" draw:text-style-name="P12" svg:width="1.3252in" svg:height="0.2295in" svg:x="2.4417in" svg:y="6.9909in"><draw:text-box><text:p text:style-name="P9"><text:span text:style-name="T3">Identificador</text:span></text:p></draw:text-box></draw:frame><draw:frame text:anchor-type="paragraph" draw:z-index="20" draw:style-name="gr6" draw:text-style-name="P14" svg:width="2.6878in" svg:height="0.2295in" svg:x="3.9917in" svg:y="6.9807in"><draw:text-box><text:p text:style-name="P13"><text:span text:style-name="T4">00</text:span></text:p></draw:text-box></draw:frame><draw:frame text:anchor-type="paragraph" draw:z-index="21" draw:style-name="gr6" draw:text-style-name="P12" svg:width="1.3567in" svg:height="0.2295in" svg:x="2.4102in" svg:y="7.3846in"><draw:text-box><text:p text:style-name="P9"><text:span text:style-name="T3">Empresa</text:span></text:p></draw:text-box></draw:frame><draw:frame text:anchor-type="paragraph" draw:z-index="22" draw:style-name="gr6" draw:text-style-name="P14" svg:width="2.6878in" svg:height="0.2295in" svg:x="3.9917in" svg:y="7.3744in"><draw:text-box><text:p text:style-name="P13"><text:span text:style-name="T4">SyStarSystem</text:span></text:p></draw:text-box></draw:frame><draw:frame text:anchor-type="paragraph" draw:z-index="23" draw:style-name="gr6" draw:text-style-name="P12" svg:width="1.3567in" svg:height="0.2295in" svg:x="2.4102in" svg:y="7.7783in"><draw:text-box><text:p text:style-name="P9"><text:span text:style-name="T3">Responsables</text:span></text:p></draw:text-box></draw:frame><draw:frame text:anchor-type="paragraph" draw:z-index="24" draw:style-name="gr6" draw:text-style-name="P14" svg:width="2.748in" svg:height="0.2295in" svg:x="3.9917in" svg:y="7.7681in"><draw:text-box><text:p text:style-name="P13"><text:span text:style-name="T4">PL Marcela Gpe. Sena Dominguez</text:span></text:p></draw:text-box></draw:frame><draw:frame text:anchor-type="paragraph" draw:z-index="25" draw:style-name="gr6" draw:text-style-name="P12" svg:width="1.1358in" svg:height="0.2295in" svg:x="2.6311in" svg:y="8.5661in"><draw:text-box><text:p text:style-name="P9"><text:span text:style-name="T3">Fecha</text:span></text:p></draw:text-box></draw:frame><draw:frame text:anchor-type="paragraph" draw:z-index="26" draw:style-name="gr6" draw:text-style-name="P14" svg:width="2.6878in" svg:height="0.2295in" svg:x="3.9917in" svg:y="8.5555in"><draw:text-box><text:p text:style-name="P13"><text:span text:style-name="T4">22 Septiembre 2011</text:span></text:p></draw:text-box></draw:frame><draw:line text:anchor-type="paragraph" draw:z-index="27" draw:style-name="gr8" draw:text-style-name="P10" svg:x1="2.702in" svg:y1="7.272in" svg:x2="6.5976in" svg:y2="7.272in"><text:p/></draw:line><draw:line text:anchor-type="paragraph" draw:z-index="28" draw:style-name="gr7" draw:text-style-name="P10" svg:x1="3.9in" svg:y1="6.5783in" svg:x2="3.9in" svg:y2="7.1701in"><text:p/></draw:line><draw:frame text:anchor-type="paragraph" draw:z-index="29" draw:style-name="gr9" draw:text-style-name="P15" svg:width="4.0004in" svg:height="0.563in" svg:x="2.5563in" svg:y="5.7764in"><draw:text-box><text:p text:style-name="P10"><text:span text:style-name="T5">Casos de Uso</text:span></text:p></draw:text-box></draw:frame><draw:line text:anchor-type="paragraph" draw:z-index="30" draw:style-name="gr10" draw:text-style-name="P10" svg:x1="1.7543in" svg:y1="2.3075in" svg:x2="4.4315in" svg:y2="2.3075in"><text:p/></draw:line><draw:frame text:anchor-type="paragraph" draw:z-index="31" draw:style-name="gr11" draw:text-style-name="P16" svg:width="2.5732in" svg:height="0.2189in" svg:x="1.848in" svg:y="2.3598in"><draw:text-box><text:p text:style-name="P9"><text:span text:style-name="T6">Agenda Electrónica</text:span></text:p></draw:text-box></draw:frame></text:p>
      <text:p text:style-name="P3"><draw:line text:anchor-type="paragraph" draw:z-index="32" draw:style-name="gr12" draw:text-style-name="P10" svg:x1="0.0354in" svg:y1="0.4535in" svg:x2="6.8272in" svg:y2="0.4535in"><text:p/></draw:line>Introducción</text:p>
      <text:p text:style-name="Standard"/>
      <text:list xml:id="list1456351888" text:style-name="L1">
        <text:list-item>
          <text:p text:style-name="P5">Definición General de la Iteración</text:p>
        </text:list-item>
      </text:list>
      <text:p text:style-name="Título-Seccion"/>
      <text:p text:style-name="Texto-Contenido">Texto de Contenido - Texto de Contenido - Texto de Contenido - Texto de Contenido - Texto de Contenido - Texto de Contenido - Texto de Contenido - Texto de Contenido - Texto de Contenido - Texto de Contenido - Texto de Contenido - Texto de Contenido - Texto de Contenido - Texto de Contenido - Texto de Contenido - Texto de Contenido - Texto de Contenido - Texto de Contenido - Texto de Contenido - Texto de Contenido - Texto de Contenido - Texto de Contenido - Texto de Contenido - Texto de Contenido - Texto de Contenido - Texto de Contenido - Texto de Contenido - Texto de Contenido.</text:p>
      <text:p text:style-name="P2"/>
      <text:list xml:id="list985116644" text:continue-numbering="true" text:style-name="L1">
        <text:list-item>
          <text:p text:style-name="P5">Alcance</text:p>
        </text:list-item>
      </text:list>
      <text:p text:style-name="Título-Seccion"/>
      <text:list xml:id="list1213702797" text:continue-numbering="true" text:style-name="L1">
        <text:list-item>
          <text:p text:style-name="P5">Requisitos Específicos</text:p>
        </text:list-item>
      </text:list>
      <text:p text:style-name="Título-Seccion"/>
      <text:list xml:id="list1230694399" text:continue-numbering="true" text:style-name="L1">
        <text:list-item>
          <text:p text:style-name="P5">Restricciones</text:p>
        </text:list-item>
      </text:list>
      <text:p text:style-name="P2"/>
      <text:p text:style-name="Standard"/>
      <text:p text:style-name="P3"><draw:line text:anchor-type="paragraph" draw:z-index="33" draw:style-name="gr12" draw:text-style-name="P10" svg:x1="0.0354in" svg:y1="0.4535in" svg:x2="6.8272in" svg:y2="0.4535in"><text:p/></draw:line>Requsistos Especídficos</text:p>
      <text:p text:style-name="Standard"/>
      <text:p text:style-name="Título-Iteración">Iteración x</text:p>
      <text:p text:style-name="Standard"/>
      <text:list xml:id="list706256035" text:style-name="L2">
        <text:list-item>
          <text:p text:style-name="P6">Descripción</text:p>
        </text:list-item>
      </text:list>
      <text:p text:style-name="Título-Seccion"/>
      <text:list xml:id="list102272168" text:continue-numbering="true" text:style-name="L2">
        <text:list-item>
          <text:p text:style-name="P6">Funciones</text:p>
        </text:list-item>
      </text:list>
      <text:p text:style-name="Título-Seccion"/>
      <text:list xml:id="list626625165" text:continue-numbering="true" text:style-name="L2">
        <text:list-item>
          <text:p text:style-name="P6">Atributos, Relaciones, Dependencias</text:p>
        </text:list-item>
      </text:list>
      <text:p text:style-name="Título-Seccion"/>
      <text:list xml:id="list767373208" text:continue-numbering="true" text:style-name="L2">
        <text:list-item>
          <text:p text:style-name="P6">Validaciones</text:p>
        </text:list-item>
      </text:list>
      <text:p text:style-name="Título-Seccion"/>
      <text:list xml:id="list1519770041" text:continue-numbering="true" text:style-name="L2">
        <text:list-item>
          <text:p text:style-name="P6">Restriccion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ucida Sans2" svg:font-family="'Lucida Sans'"/>
    <style:font-face style:name="OpenSymbol" svg:font-family="Open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ucida Sans" svg:font-family="'Lucida Sans'" style:font-family-generic="swiss" style:font-pitch="variable"/>
    <style:font-face style:name="Thorndale AMT1" svg:font-family="'Thorndale AMT'" style:font-family-generic="swiss" style:font-pitch="variable"/>
    <style:font-face style:name="Albany AMT1" svg:font-family="'Albany AMT'" style:font-family-generic="system" style:font-pitch="variable"/>
    <style:font-face style:name="Lucida Sans1" svg:font-family="'Lucida Sans'" style:font-family-generic="system" style:font-pitch="variable"/>
  </office:font-face-decls>
  <office:styles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/>
    </style:style>
    <style:style style:name="Header" style:family="paragraph" style:parent-style-name="Drawing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rawing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ítulo-Encabezado" style:family="paragraph" style:parent-style-name="Standard" style:class="text">
      <style:paragraph-properties fo:text-align="center" style:justify-single-word="false"/>
      <style:text-properties fo:color="#0084d1" style:font-name="Lucida Sans" fo:font-size="32pt" style:font-size-asian="32pt" style:font-size-complex="32pt"/>
    </style:style>
    <style:style style:name="Título-Seccion" style:family="paragraph" style:parent-style-name="Standard" style:class="text">
      <style:text-properties fo:color="#808080" style:font-name="Lucida Sans" style:text-underline-style="none" fo:font-weight="bold" style:font-weight-asian="bold" style:font-weight-complex="bold"/>
    </style:style>
    <style:style style:name="Título-Iteración" style:family="paragraph" style:parent-style-name="Standard" style:class="text">
      <style:paragraph-properties fo:margin-left="0in" fo:margin-right="0in" fo:text-indent="0in" style:auto-text-indent="false"/>
      <style:text-properties fo:color="#ff950e" style:font-name="Lucida Sans" fo:font-size="14pt" fo:font-style="normal" style:text-underline-style="none" style:font-size-asian="14pt" style:font-style-asian="normal" style:font-size-complex="14pt" style:font-style-complex="normal"/>
    </style:style>
    <style:style style:name="Texto-Contenido" style:family="paragraph" style:parent-style-name="Título-Seccion" style:class="text">
      <style:paragraph-properties fo:text-align="justify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ucida Sans" fo:font-style="normal" fo:font-weight="bold" style:font-style-asian="normal" style:font-weight-asian="bold" style:font-style-complex="normal" style:font-weight-complex="bold"/>
    </style:style>
    <style:style style:name="MP2" style:family="paragraph">
      <style:text-properties fo:color="#ffffff" style:font-name="Lucida Sans" fo:font-size="11pt" fo:font-weight="bold" style:font-size-asian="11pt" style:font-weight-asian="bold" style:font-size-complex="11pt" style:font-weight-complex="bold"/>
    </style:style>
    <style:style style:name="MP3" style:family="paragraph">
      <style:paragraph-properties fo:text-align="end"/>
    </style:style>
    <style:style style:name="MP4" style:family="paragraph">
      <style:paragraph-properties fo:text-align="end"/>
      <style:text-properties fo:color="#ffffff" style:font-name="Lucida Sans" fo:font-size="11pt" fo:font-weight="bold" style:font-size-asian="11pt" style:font-weight-asian="bold" style:font-size-complex="11pt" style:font-weight-complex="bold"/>
    </style:style>
    <style:style style:name="MT1" style:family="text">
      <style:text-properties fo:color="#ffffff" style:font-name="Lucida Sans" fo:font-size="11pt" fo:font-weight="bold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2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146in" svg:y="0.0311in" svg:width="6.8965in" svg:height="0.4437in" draw:z-index="1"><draw:image xlink:href="Pictures/1000000000000289000000263D25A27A.png" xlink:type="simple" xlink:show="embed" xlink:actuate="onLoad"/></draw:frame><draw:frame text:anchor-type="paragraph" draw:z-index="5" draw:style-name="Mgr1" draw:text-style-name="MP2" svg:width="4.3858in" svg:height="0.2039in" svg:x="0.098in" svg:y="0.0835in"><draw:text-box><text:p><text:span text:style-name="MT1">Aquí va el Texto para Encabezado de Página</text:span></text:p></draw:text-box></draw:frame></text:p>
        <text:p text:style-name="MP1"/>
      </style:header>
      <style:footer>
        <text:p text:style-name="Footer"><draw:frame draw:style-name="Mfr1" draw:name="graphics2" text:anchor-type="paragraph" svg:x="0.0354in" svg:y="0.1244in" svg:width="6.8756in" svg:height="0.448in" draw:z-index="3"><draw:image xlink:href="Pictures/1000000000000289000000266D13C076.png" xlink:type="simple" xlink:show="embed" xlink:actuate="onLoad"/></draw:frame></text:p>
        <text:p text:style-name="Footer"><draw:frame text:anchor-type="paragraph" draw:z-index="7" draw:style-name="Mgr1" draw:text-style-name="MP4" svg:width="4.3858in" svg:height="0.2039in" svg:x="2.452in" svg:y="0.1764in"><draw:text-box><text:p text:style-name="MP3"><text:span text:style-name="MT1">Aquí va el Texto para Pie de Página</text:span></text:p></draw:text-box></draw:frame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2T12:52:24</meta:creation-date>
    <meta:generator>LibreOffice/3.3$Linux LibreOffice_project/330m19$Build-8</meta:generator>
    <meta:editing-duration>PT3M41S</meta:editing-duration>
    <meta:editing-cycles>3</meta:editing-cycles>
    <meta:initial-creator>Marcela Sena</meta:initial-creator>
    <dc:date>2011-09-22T12:56:05</dc:date>
    <dc:creator>Marcela Sena</dc:creator>
    <meta:document-statistic meta:table-count="0" meta:image-count="2" meta:object-count="0" meta:page-count="3" meta:paragraph-count="13" meta:word-count="141" meta:character-count="797"/>
  </office:meta>
</office:document-meta>
</file>